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Hamza Breitenstein</text:span></text:p>
      <text:p text:style-name="P3"><text:tab/><text:tab/></text:p>
      <text:p text:style-name="P2"><text:span text:style-name="Highlighted_20_with_20_gray_20_Char"><text:span text:style-name="T4">Quia id doloribus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0d97cbe8-fe62-4c16-873c-bfb83be2ef8e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9890b45f-cb3a-4d79-ab50-782ab217dcb7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e2b588f2-8ed1-47cf-89fc-75bd4809c6ab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elfriede_moore@romaguera.biz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